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22C600000910287CB270.png" manifest:media-type="image/png"/>
  <manifest:file-entry manifest:full-path="Pictures/1000000000001D8C00001018C5D4DDD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in-height="0.198cm" draw:shadow="hidden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in-height="2.134cm" draw:shadow="hidden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in-height="1.423cm" draw:shadow="hidden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27.691cm" svg:height="15.081cm" svg:x="6.645cm" svg:y="1.475cm" svg:viewBox="0 0 27692 15082" svg:d="M0 15082c0-5027 0-10055 0-15082 9231 0 18461 0 27692 0 0 5027 0 10055 0 15082-9231 0-18461 0-27692 0z">
            <text:p/>
          </draw:path>
          <draw:g draw:style-name="gr3">
            <draw:path draw:style-name="gr4" draw:text-style-name="P2" draw:layer="layout" svg:width="0.358cm" svg:height="0.436cm" svg:x="8.316cm" svg:y="0.794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8.888cm" svg:y="0.919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303cm" svg:height="0.449cm" svg:x="9.432cm" svg:y="0.787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12.759cm" svg:y="0.757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13.331cm" svg:y="0.882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88cm" svg:height="0.443cm" svg:x="13.882cm" svg:y="0.75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4" draw:text-style-name="P2" draw:layer="layout" svg:width="0.303cm" svg:height="0.449cm" svg:x="14.226cm" svg:y="0.75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17.464cm" svg:y="0.718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18.036cm" svg:y="0.843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319cm" svg:height="0.437cm" svg:x="18.57cm" svg:y="0.718cm" svg:viewBox="0 0 320 438" svg:d="M259 339v99h-53v-99h-206v-44l200-295h59v294h61v45zM206 63c-1 1-3 7-9 17-5 9-9 16-12 20l-112 165-17 23-5 6h155z">
              <text:p/>
            </draw:path>
            <draw:path draw:style-name="gr4" draw:text-style-name="P2" draw:layer="layout" svg:width="0.303cm" svg:height="0.449cm" svg:x="18.931cm" svg:y="0.711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22.094cm" svg:y="0.718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22.666cm" svg:y="0.843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92cm" svg:height="0.449cm" svg:x="23.217cm" svg:y="0.711cm" svg:viewBox="0 0 293 450" svg:d="M293 301c0 46-12 82-38 109-25 27-59 40-103 40-49 0-87-18-113-55s-39-90-39-160c0-75 14-134 41-174 27-41 65-61 115-61 66 0 108 30 125 89l-53 10c-11-36-35-54-72-54-32 0-57 15-74 45-18 30-26 72-26 129 10-19 24-33 42-43 19-10 40-15 64-15 40 0 72 13 96 38 23 25 35 59 35 102zM236 303c0-31-7-56-23-73-15-17-37-26-65-26-26 0-47 8-63 23s-24 36-24 63c0 34 8 61 25 83 17 21 38 32 64 32 27 0 48-9 63-27 16-18 23-43 23-75z">
              <text:p/>
            </draw:path>
            <draw:path draw:style-name="gr4" draw:text-style-name="P2" draw:layer="layout" svg:width="0.303cm" svg:height="0.449cm" svg:x="23.561cm" svg:y="0.711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26.644cm" svg:y="0.694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27.216cm" svg:y="0.819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97cm" svg:height="0.449cm" svg:x="27.763cm" svg:y="0.687cm" svg:viewBox="0 0 298 450" svg:d="M298 322c0 40-13 72-38 94-26 23-63 34-111 34-47 0-83-11-109-33-27-22-40-54-40-94 0-29 8-53 24-72 17-20 38-32 63-36v-1c-24-5-42-18-56-36-14-19-21-41-21-66 0-33 13-60 38-81s58-31 100-31c43 0 77 10 102 30 25 21 37 48 37 83 0 25-7 47-21 65-14 19-32 31-56 35v2c28 4 49 16 65 35 15 19 23 43 23 72zM229 116c0-50-27-74-81-74-26 0-46 6-60 18-14 13-21 31-21 56s7 44 22 57c14 13 34 20 60 20s46-6 60-18c13-12 20-32 20-59zM240 317c0-27-8-48-24-61-16-14-39-21-68-21-28 0-51 7-66 22-16 15-24 35-24 61 0 60 30 90 92 90 30 0 53-7 68-22 15-14 22-37 22-69z">
              <text:p/>
            </draw:path>
            <draw:path draw:style-name="gr4" draw:text-style-name="P2" draw:layer="layout" svg:width="0.303cm" svg:height="0.449cm" svg:x="28.111cm" svg:y="0.687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31.049cm" svg:y="0.656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31.621cm" svg:y="0.781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73cm" svg:height="0.437cm" svg:x="32.188cm" svg:y="0.656cm" svg:viewBox="0 0 274 438" svg:d="M0 438c0-16 0-32 0-48 37 0 74 0 111 0 0-112 0-224 0-337-33 24-65 47-98 71 0-18 0-35 0-53 34-24 69-47 103-71 17 0 34 0 51 0 0 130 0 260 0 390 36 0 71 0 107 0 0 16 0 32 0 48-91 0-183 0-274 0z">
              <text:p/>
            </draw:path>
            <draw:path draw:style-name="gr4" draw:text-style-name="P2" draw:layer="layout" svg:width="0.303cm" svg:height="0.449cm" svg:x="32.516cm" svg:y="0.649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  <draw:path draw:style-name="gr4" draw:text-style-name="P2" draw:layer="layout" svg:width="0.303cm" svg:height="0.449cm" svg:x="32.868cm" svg:y="0.649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3.274cm" svg:y="2.442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158cm" svg:height="0.341cm" svg:x="3.666cm" svg:y="2.537cm" svg:viewBox="0 0 159 342" svg:d="M2 342v-258c0-23-1-49-2-78h53c1 38 2 61 2 69h1c9-29 20-49 31-59 12-11 28-16 49-16 8 0 15 1 23 3v51c-8-2-18-3-30-3-23 0-41 10-53 30s-18 49-18 86v175z">
              <text:p/>
            </draw:path>
            <draw:path draw:style-name="gr4" draw:text-style-name="P2" draw:layer="layout" svg:width="0.269cm" svg:height="0.341cm" svg:x="3.877cm" svg:y="2.543cm" svg:viewBox="0 0 270 342" svg:d="M56 0v213c0 22 2 39 7 51 4 13 11 21 20 27 10 5 24 8 42 8 27 0 48-9 64-28 15-18 23-44 23-76v-195h56v264c0 39 1 63 2 72h-53c0-1 0-4-1-9 0-4 0-9 0-15-1-6-1-17-1-34h-1c-13 24-28 40-45 50-17 9-38 14-63 14-36 0-63-9-80-27-17-19-26-49-26-91v-224z">
              <text:p/>
            </draw:path>
            <draw:path draw:style-name="gr4" draw:text-style-name="P2" draw:layer="layout" svg:width="0.297cm" svg:height="0.347cm" svg:x="4.214cm" svg:y="2.53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</draw:g>
          <draw:g draw:style-name="gr3">
            <draw:path draw:style-name="gr5" draw:text-style-name="P2" draw:layer="layout" svg:width="0.309cm" svg:height="0.436cm" svg:x="3.258cm" svg:y="4.503cm" svg:viewBox="0 0 310 437" svg:d="M59 48c0 55 0 109 0 163 81 0 163 0 244 0 0 16 0 33 0 49-81 0-163 0-244 0 0 59 0 118 0 177-20 0-39 0-59 0 0-146 0-291 0-437 103 0 207 0 310 0 0 16 0 32 0 48-83 0-167 0-251 0z">
              <text:p/>
            </draw:path>
            <draw:path draw:style-name="gr5" draw:text-style-name="P2" draw:layer="layout" svg:width="0.279cm" svg:height="0.437cm" svg:x="3.647cm" svg:y="4.503cm" svg:viewBox="0 0 280 438" svg:d="M0 438c0-146 0-292 0-438 20 0 39 0 59 0 0 130 0 259 0 389 74 0 147 0 221 0 0 16 0 32 0 49-93 0-187 0-280 0z">
              <text:p/>
            </draw:path>
            <draw:path draw:style-name="gr5" draw:text-style-name="P2" draw:layer="layout" svg:width="0.36cm" svg:height="0.443cm" svg:x="3.996cm" svg:y="4.503cm" svg:viewBox="0 0 361 444" svg:d="M178 444c-36-1-67-7-94-20s-47-32-62-57-22-54-22-89v-278h59v273c0 40 10 71 31 91 20 21 49 31 87 31 40 0 70-10 92-32 22-21 33-52 33-94v-269h59v273c0 35-8 66-23 91-15 26-36 46-63 59-28 14-60 20-97 21z">
              <text:p/>
            </draw:path>
            <draw:path draw:style-name="gr5" draw:text-style-name="P2" draw:layer="layout" svg:width="0.058cm" svg:height="0.437cm" svg:x="4.463cm" svg:y="4.503cm" svg:viewBox="0 0 59 438" svg:d="M0 438c0-146 0-292 0-438 20 0 39 0 59 0 0 146 0 292 0 438-20 0-39 0-59 0z">
              <text:p/>
            </draw:path>
            <draw:path draw:style-name="gr5" draw:text-style-name="P2" draw:layer="layout" svg:width="0.375cm" svg:height="0.436cm" svg:x="4.634cm" svg:y="4.503cm" svg:viewBox="0 0 376 437" svg:d="M376 214c0 45-9 85-26 119-18 34-43 59-75 77s-69 27-112 27h-163v-437h144c74 0 132 19 172 56s60 90 60 158zM317 214c0-54-15-95-45-124-30-28-73-43-129-43h-84v343h98c32 0 60-7 84-21s43-34 56-61c13-26 20-58 20-94z">
              <text:p/>
            </draw:path>
            <draw:path draw:style-name="gr5" draw:text-style-name="P2" draw:layer="layout" svg:width="0.154cm" svg:height="0.049cm" svg:x="5.067cm" svg:y="4.746cm" svg:viewBox="0 0 155 50" svg:d="M0 50c0-17 0-33 0-50 52 0 103 0 155 0 0 17 0 33 0 50-52 0-103 0-155 0z">
              <text:p/>
            </draw:path>
            <draw:path draw:style-name="gr5" draw:text-style-name="P2" draw:layer="layout" svg:width="0.432cm" svg:height="0.449cm" svg:x="3.236cm" svg:y="5.207cm" svg:viewBox="0 0 433 450" svg:d="M433 223c0 46-8 86-26 120-17 35-42 61-75 79-33 19-71 28-116 28-44 0-83-9-116-27-32-18-57-45-74-79-17-35-26-75-26-121 0-70 19-124 57-164 39-39 92-59 160-59 44 0 83 9 116 27 32 17 57 43 75 77 17 33 25 73 25 119zM373 223c0-54-14-97-41-128s-65-47-115-47-89 16-116 46c-27 31-41 74-41 129s14 98 42 131c27 32 65 48 114 48 51 0 90-16 117-47s40-75 40-132z">
              <text:p/>
            </draw:path>
            <draw:path draw:style-name="gr5" draw:text-style-name="P2" draw:layer="layout" svg:width="0.337cm" svg:height="0.437cm" svg:x="3.753cm" svg:y="5.214cm" svg:viewBox="0 0 338 438" svg:d="M338 132c0 41-14 74-41 98-26 25-63 37-109 37h-129v171h-59v-438h184c49 0 87 11 114 34s40 56 40 98zM278 132c0-56-33-85-101-85h-118v173h120c66 0 99-29 99-88z">
              <text:p/>
            </draw:path>
            <draw:path draw:style-name="gr5" draw:text-style-name="P2" draw:layer="layout" svg:width="0.358cm" svg:height="0.436cm" svg:x="4.139cm" svg:y="5.214cm" svg:viewBox="0 0 359 437" svg:d="M209 48c0 130 0 260 0 389-20 0-39 0-59 0 0-129 0-259 0-389-50 0-100 0-150 0 0-16 0-32 0-48 120 0 239 0 359 0 0 16 0 32 0 48-50 0-100 0-150 0z">
              <text:p/>
            </draw:path>
            <draw:path draw:style-name="gr5" draw:text-style-name="P2" draw:layer="layout" svg:width="0.273cm" svg:height="0.437cm" svg:x="4.562cm" svg:y="5.214cm" svg:viewBox="0 0 274 438" svg:d="M0 438c0-16 0-32 0-48 37 0 74 0 111 0 0-112 0-224 0-337-33 24-65 47-98 71 0-18 0-35 0-53 34-24 69-47 103-71 17 0 34 0 51 0 0 130 0 260 0 390 36 0 71 0 107 0 0 16 0 32 0 48-91 0-183 0-274 0z">
              <text:p/>
            </draw:path>
            <draw:path draw:style-name="gr5" draw:text-style-name="P2" draw:layer="layout" svg:width="0.288cm" svg:height="0.443cm" svg:x="4.897cm" svg:y="5.207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5" draw:text-style-name="P2" draw:layer="layout" svg:width="0.3cm" svg:height="0.442cm" svg:x="5.242cm" svg:y="5.214cm" svg:viewBox="0 0 301 443" svg:d="M301 295c0 46-14 82-41 109-27 26-65 39-114 39-41 0-74-8-99-26s-40-44-47-77l56-7c12 43 43 65 91 65 30 0 54-9 71-27s25-43 25-75c0-27-8-50-25-66-18-17-41-26-69-26-16 0-30 2-43 7s-26 13-39 24h-54l14-235h249v47h-198l-8 139c24-18 54-28 90-28 43 0 77 13 103 38 25 26 38 58 38 99z">
              <text:p/>
            </draw:path>
            <draw:path draw:style-name="gr5" draw:text-style-name="P2" draw:layer="layout" svg:width="0.444cm" svg:height="0.341cm" svg:x="5.61cm" svg:y="5.309cm" svg:viewBox="0 0 445 342" svg:d="M196 342v-213c0-32-4-55-13-67-9-13-25-19-48-19-24 0-43 9-57 27-14 19-21 44-21 77v195h-55v-264c0-39-1-63-2-72h53c0 1 0 4 0 9 1 4 1 9 1 15s1 17 1 34h1c12-24 26-41 41-50 16-9 35-14 57-14 26 0 46 5 60 15 15 10 25 26 31 49h1c12-23 26-39 42-49 17-10 37-15 60-15 34 0 58 9 74 28 15 18 23 48 23 90v224h-55v-213c0-32-5-55-14-67-8-13-24-19-48-19s-43 9-57 27c-13 18-20 44-20 77v195z">
              <text:p/>
            </draw:path>
          </draw:g>
          <draw:g draw:style-name="gr3">
            <draw:path draw:style-name="gr6" draw:text-style-name="P2" draw:layer="layout" svg:width="0.309cm" svg:height="0.436cm" svg:x="3.177cm" svg:y="7.204cm" svg:viewBox="0 0 310 437" svg:d="M59 48c0 55 0 109 0 163 81 0 163 0 244 0 0 16 0 33 0 49-81 0-163 0-244 0 0 59 0 118 0 177-20 0-39 0-59 0 0-146 0-291 0-437 103 0 207 0 310 0 0 16 0 32 0 48-83 0-167 0-251 0z">
              <text:p/>
            </draw:path>
            <draw:path draw:style-name="gr6" draw:text-style-name="P2" draw:layer="layout" svg:width="0.279cm" svg:height="0.437cm" svg:x="3.566cm" svg:y="7.204cm" svg:viewBox="0 0 280 438" svg:d="M0 438c0-146 0-292 0-438 20 0 39 0 59 0 0 130 0 259 0 389 74 0 147 0 221 0 0 16 0 32 0 49-93 0-187 0-280 0z">
              <text:p/>
            </draw:path>
            <draw:path draw:style-name="gr6" draw:text-style-name="P2" draw:layer="layout" svg:width="0.36cm" svg:height="0.443cm" svg:x="3.915cm" svg:y="7.204cm" svg:viewBox="0 0 361 444" svg:d="M178 444c-36-1-67-7-94-20s-47-32-62-57-22-54-22-89v-278h59v273c0 40 10 71 31 91 20 21 49 31 87 31 40 0 70-10 92-32 22-21 33-52 33-94v-269h59v273c0 35-8 66-23 91-15 26-36 46-63 59-28 14-60 20-97 21z">
              <text:p/>
            </draw:path>
            <draw:path draw:style-name="gr6" draw:text-style-name="P2" draw:layer="layout" svg:width="0.058cm" svg:height="0.437cm" svg:x="4.382cm" svg:y="7.204cm" svg:viewBox="0 0 59 438" svg:d="M0 438c0-146 0-292 0-438 20 0 39 0 59 0 0 146 0 292 0 438-20 0-39 0-59 0z">
              <text:p/>
            </draw:path>
            <draw:path draw:style-name="gr6" draw:text-style-name="P2" draw:layer="layout" svg:width="0.375cm" svg:height="0.436cm" svg:x="4.553cm" svg:y="7.204cm" svg:viewBox="0 0 376 437" svg:d="M376 214c0 45-9 85-26 119-18 34-43 59-75 77s-69 27-112 27h-163v-437h144c74 0 132 19 172 56s60 90 60 158zM317 214c0-54-15-95-45-124-30-28-73-43-129-43h-84v343h98c32 0 60-7 84-21s43-34 56-61c13-26 20-58 20-94z">
              <text:p/>
            </draw:path>
            <draw:path draw:style-name="gr6" draw:text-style-name="P2" draw:layer="layout" svg:width="0.154cm" svg:height="0.049cm" svg:x="4.986cm" svg:y="7.447cm" svg:viewBox="0 0 155 50" svg:d="M0 50c0-17 0-33 0-50 52 0 103 0 155 0 0 17 0 33 0 50-52 0-103 0-155 0z">
              <text:p/>
            </draw:path>
            <draw:path draw:style-name="gr6" draw:text-style-name="P2" draw:layer="layout" svg:width="0.432cm" svg:height="0.449cm" svg:x="3.155cm" svg:y="7.908cm" svg:viewBox="0 0 433 450" svg:d="M433 223c0 46-8 86-26 120-17 35-42 61-75 79-33 19-71 28-116 28-44 0-83-9-116-27-32-18-57-45-74-79-17-35-26-75-26-121 0-70 19-124 57-164 39-39 92-59 160-59 44 0 83 9 116 27 32 17 57 43 75 77 17 33 25 73 25 119zM373 223c0-54-14-97-41-128s-65-47-115-47-89 16-116 46c-27 31-41 74-41 129s14 98 42 131c27 32 65 48 114 48 51 0 90-16 117-47s40-75 40-132z">
              <text:p/>
            </draw:path>
            <draw:path draw:style-name="gr6" draw:text-style-name="P2" draw:layer="layout" svg:width="0.337cm" svg:height="0.437cm" svg:x="3.672cm" svg:y="7.915cm" svg:viewBox="0 0 338 438" svg:d="M338 132c0 41-14 74-41 98-26 25-63 37-109 37h-129v171h-59v-438h184c49 0 87 11 114 34s40 56 40 98zM278 132c0-56-33-85-101-85h-118v173h120c66 0 99-29 99-88z">
              <text:p/>
            </draw:path>
            <draw:path draw:style-name="gr6" draw:text-style-name="P2" draw:layer="layout" svg:width="0.358cm" svg:height="0.436cm" svg:x="4.058cm" svg:y="7.915cm" svg:viewBox="0 0 359 437" svg:d="M209 48c0 130 0 260 0 389-20 0-39 0-59 0 0-129 0-259 0-389-50 0-100 0-150 0 0-16 0-32 0-48 120 0 239 0 359 0 0 16 0 32 0 48-50 0-100 0-150 0z">
              <text:p/>
            </draw:path>
            <draw:path draw:style-name="gr6" draw:text-style-name="P2" draw:layer="layout" svg:width="0.288cm" svg:height="0.443cm" svg:x="4.465cm" svg:y="7.908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6" draw:text-style-name="P2" draw:layer="layout" svg:width="0.059cm" svg:height="0.067cm" svg:x="4.842cm" svg:y="8.284cm" svg:viewBox="0 0 60 68" svg:d="M0 68c0-23 0-45 0-68 20 0 40 0 60 0 0 23 0 45 0 68-20 0-40 0-60 0z">
              <text:p/>
            </draw:path>
            <draw:path draw:style-name="gr6" draw:text-style-name="P2" draw:layer="layout" svg:width="0.288cm" svg:height="0.436cm" svg:x="4.995cm" svg:y="7.915cm" svg:viewBox="0 0 289 437" svg:d="M289 45c-45 69-77 122-95 161s-32 77-41 114c-9 38-14 77-14 117h-58c0-55 11-114 35-176s63-133 119-214h-235v-47h289z">
              <text:p/>
            </draw:path>
            <draw:path draw:style-name="gr6" draw:text-style-name="P2" draw:layer="layout" svg:width="0.285cm" svg:height="0.466cm" svg:x="5.355cm" svg:y="7.892cm" svg:viewBox="0 0 286 467" svg:d="M286 291c0 117-42 176-124 176-25 0-46-5-63-14s-31-24-41-44h-1c0 6 0 16-1 29s-2 21-2 23h-54c1-11 2-34 2-69v-392h56v132c0 13-1 29-2 47h2c10-21 24-37 41-46s38-14 63-14c43 0 74 14 94 43 20 28 30 71 30 129zM227 293c0-47-6-80-19-101-12-20-32-30-60-30-32 0-54 11-69 32-14 22-21 56-21 103 0 44 7 76 21 97s37 32 68 32c28 0 49-11 61-31 13-21 19-55 19-102z">
              <text:p/>
            </draw:path>
          </draw:g>
          <draw:g draw:style-name="gr3">
            <draw:path draw:style-name="gr6" draw:text-style-name="P2" draw:layer="layout" svg:width="0.375cm" svg:height="0.436cm" svg:x="3.187cm" svg:y="9.976cm" svg:viewBox="0 0 376 437" svg:d="M376 214c0 45-9 85-26 119-18 34-43 59-75 77s-69 27-112 27h-163v-437h144c74 0 132 19 172 56s60 90 60 158zM317 214c0-54-15-95-45-124-30-28-73-43-129-43h-84v343h98c32 0 60-7 84-21s43-34 56-61c13-26 20-58 20-94z">
              <text:p/>
            </draw:path>
            <draw:path draw:style-name="gr6" draw:text-style-name="P2" draw:layer="layout" svg:width="0.055cm" svg:height="0.46cm" svg:x="3.634cm" svg:y="9.953cm" svg:viewBox="0 0 56 461" svg:d="M0 53c0-17 0-35 0-53 19 0 37 0 56 0 0 18 0 36 0 53-19 0-37 0-56 0zM0 461c0-112 0-224 0-336 19 0 37 0 56 0 0 112 0 224 0 336-19 0-37 0-56 0z">
              <text:p/>
            </draw:path>
            <draw:path draw:style-name="gr6" draw:text-style-name="P2" draw:layer="layout" svg:width="0.055cm" svg:height="0.46cm" svg:x="3.775cm" svg:y="9.953cm" svg:viewBox="0 0 56 461" svg:d="M0 461c0-154 0-307 0-461 19 0 37 0 56 0 0 154 0 307 0 461-19 0-37 0-56 0z">
              <text:p/>
            </draw:path>
            <draw:path draw:style-name="gr6" draw:text-style-name="P2" draw:layer="layout" svg:width="0.376cm" svg:height="0.436cm" svg:x="3.924cm" svg:y="9.976cm" svg:viewBox="0 0 377 437" svg:d="M309 437l-114-182h-136v182h-59v-437h206c49 0 87 11 114 33 26 22 40 53 40 92 0 32-10 60-29 82s-45 36-78 42l124 188zM300 126c0-26-8-45-26-59-17-13-42-20-74-20h-141v162h143c31 0 56-8 73-22 17-15 25-35 25-61z">
              <text:p/>
            </draw:path>
            <draw:path draw:style-name="gr6" draw:text-style-name="P2" draw:layer="layout" svg:width="0.297cm" svg:height="0.347cm" svg:x="4.356cm" svg:y="10.071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276cm" svg:height="0.346cm" svg:x="4.698cm" svg:y="10.072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  <text:p/>
            </draw:path>
            <draw:path draw:style-name="gr6" draw:text-style-name="P2" draw:layer="layout" svg:width="0.354cm" svg:height="0.437cm" svg:x="5.05cm" svg:y="9.976cm" svg:viewBox="0 0 355 438" svg:d="M283 438l-233-373 1 30 2 52v291h-53v-438h69l236 375c-2-40-4-70-4-88v-287h54v438z">
              <text:p/>
            </draw:path>
            <draw:path draw:style-name="gr6" draw:text-style-name="P2" draw:layer="layout" svg:width="0.297cm" svg:height="0.347cm" svg:x="5.482cm" svg:y="10.071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161cm" svg:height="0.415cm" svg:x="5.816cm" svg:y="10.002cm" svg:viewBox="0 0 162 416" svg:d="M162 409c-18 5-37 7-56 7-45 0-67-25-67-76v-224h-39v-41h41l16-75h38v75h62v41h-62v212c0 16 2 27 7 34 6 6 15 10 28 10 7 0 18-2 32-5z">
              <text:p/>
            </draw:path>
          </draw:g>
          <draw:g draw:style-name="gr3">
            <draw:path draw:style-name="gr6" draw:text-style-name="P2" draw:layer="layout" svg:width="0.414cm" svg:height="0.449cm" svg:x="3.124cm" svg:y="12.509cm" svg:viewBox="0 0 415 450" svg:d="M0 223c0-71 19-126 57-165s92-58 160-58c49 0 88 8 118 25 30 16 54 42 70 78l-56 17c-13-25-30-43-52-54-22-12-49-18-81-18-51 0-89 16-116 46-27 31-40 74-40 129s14 99 43 131c28 32 67 48 117 48 29 0 55-4 80-13s45-21 60-36v-78h-131v-50h186v151c-24 23-52 42-86 55-33 13-70 19-109 19-46 0-85-9-118-27s-58-45-76-79c-17-34-26-75-26-121z">
              <text:p/>
            </draw:path>
            <draw:path draw:style-name="gr6" draw:text-style-name="P2" draw:layer="layout" svg:width="0.42cm" svg:height="0.437cm" svg:x="3.588cm" svg:y="12.516cm" svg:viewBox="0 0 421 438" svg:d="M361 438l-50-128h-199l-51 128h-61l178-438h68l175 438zM211 45l-3 8c-5 18-12 40-23 67l-55 143h163l-56-144c-6-14-12-30-17-48z">
              <text:p/>
            </draw:path>
            <draw:path draw:style-name="gr6" draw:text-style-name="P2" draw:layer="layout" svg:width="0.358cm" svg:height="0.436cm" svg:x="3.978cm" svg:y="12.516cm" svg:viewBox="0 0 359 437" svg:d="M209 48c0 130 0 260 0 389-20 0-39 0-59 0 0-129 0-259 0-389-50 0-100 0-150 0 0-16 0-32 0-48 120 0 239 0 359 0 0 16 0 32 0 48-50 0-100 0-150 0z">
              <text:p/>
            </draw:path>
            <draw:path draw:style-name="gr6" draw:text-style-name="P2" draw:layer="layout" svg:width="0.288cm" svg:height="0.443cm" svg:x="4.386cm" svg:y="12.509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6" draw:text-style-name="P2" draw:layer="layout" svg:width="0.401cm" svg:height="0.449cm" svg:x="4.737cm" svg:y="12.509cm" svg:viewBox="0 0 402 450" svg:d="M213 48c-48 0-86 16-113 47-26 31-40 74-40 128s14 97 42 129c28 33 66 49 114 49 61 0 107-30 138-91l48 25c-18 37-43 66-76 86-32 19-70 29-113 29-44 0-82-9-114-27-32-19-57-45-74-79s-25-74-25-121c0-70 19-124 56-164 38-39 90-59 157-59 46 0 85 9 116 27 31 19 54 46 69 81l-56 19c-10-26-26-45-49-58-22-14-49-21-80-21z">
              <text:p/>
            </draw:path>
            <draw:path draw:style-name="gr6" draw:text-style-name="P2" draw:layer="layout" svg:width="0.299cm" svg:height="0.347cm" svg:x="5.189cm" svg:y="12.611cm" svg:viewBox="0 0 300 348" svg:d="M300 174c0 59-13 102-39 131s-63 43-112 43-86-15-111-45c-25-29-38-73-38-129 0-116 50-174 150-174 52 0 89 14 114 42 24 29 36 72 36 132zM241 174c0-47-7-80-20-101-14-21-37-32-70-32-32 0-56 11-71 32-14 22-21 55-21 101 0 44 7 77 21 100 15 22 37 33 68 33 33 0 57-11 72-32 14-22 21-55 21-101z">
              <text:p/>
            </draw:path>
            <draw:path draw:style-name="gr6" draw:text-style-name="P2" draw:layer="layout" svg:width="0.269cm" svg:height="0.341cm" svg:x="5.555cm" svg:y="12.611cm" svg:viewBox="0 0 270 342" svg:d="M214 342v-213c0-22-3-39-7-51-4-13-11-21-21-27-9-5-23-8-42-8-26 0-48 9-63 28-16 18-23 44-23 76v195h-56v-264c0-39-1-63-2-72h53c0 1 0 4 0 9 1 4 1 9 1 15s1 17 1 34h1c13-24 28-40 45-50 16-9 37-14 62-14 37 0 64 9 81 27 17 19 26 49 26 91v224z">
              <text:p/>
            </draw:path>
            <draw:path draw:style-name="gr6" draw:text-style-name="P2" draw:layer="layout" svg:width="0.312cm" svg:height="0.335cm" svg:x="5.867cm" svg:y="12.617cm" svg:viewBox="0 0 313 336" svg:d="M188 336h-66l-122-336h60l73 219c3 8 10 32 22 73l11-36 12-37 76-219h59z">
              <text:p/>
            </draw:path>
          </draw:g>
          <draw:g draw:style-name="gr3">
            <draw:path draw:style-name="gr6" draw:text-style-name="P2" draw:layer="layout" svg:width="0.424cm" svg:height="0.437cm" svg:x="3.181cm" svg:y="14.795cm" svg:viewBox="0 0 425 438" svg:d="M371 438v-292c0-33 1-64 3-94-10 38-19 67-27 87l-113 299h-41l-115-299-17-52-10-35v35l2 59v292h-53v-438h78l116 303c4 13 8 26 12 40s6 24 8 30c1-8 5-21 10-38s9-27 11-32l114-303h76v438z">
              <text:p/>
            </draw:path>
            <draw:path draw:style-name="gr6" draw:text-style-name="P2" draw:layer="layout" svg:width="0.297cm" svg:height="0.347cm" svg:x="3.685cm" svg:y="14.89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276cm" svg:height="0.346cm" svg:x="4.028cm" svg:y="14.891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  <text:p/>
            </draw:path>
            <draw:path draw:style-name="gr6" draw:text-style-name="P2" draw:layer="layout" svg:width="0.267cm" svg:height="0.46cm" svg:x="4.371cm" svg:y="14.772cm" svg:viewBox="0 0 268 461" svg:d="M54 182c12-21 27-38 44-48 16-10 38-15 64-15 36 0 63 9 80 27s26 48 26 91v224h-56v-213c0-24-2-41-7-53-4-11-11-20-21-25s-24-8-41-8c-27 0-48 9-63 27-16 18-24 43-24 74v198h-56v-461h56v120c0 13-1 26-1 39-1 14-1 21-2 23z">
              <text:p/>
            </draw:path>
            <draw:path draw:style-name="gr6" draw:text-style-name="P2" draw:layer="layout" svg:width="0.414cm" svg:height="0.449cm" svg:x="4.71cm" svg:y="14.788cm" svg:viewBox="0 0 415 450" svg:d="M0 223c0-71 19-126 57-165s92-58 160-58c49 0 88 8 118 25 30 16 54 42 70 78l-56 17c-13-25-30-43-52-54-22-12-49-18-81-18-51 0-89 16-116 46-27 31-40 74-40 129s14 99 43 131c28 32 67 48 117 48 29 0 55-4 80-13s45-21 60-36v-78h-131v-50h186v151c-24 23-52 42-86 55-33 13-70 19-109 19-46 0-85-9-118-27s-58-45-76-79c-17-34-26-75-26-121z">
              <text:p/>
            </draw:path>
            <draw:path draw:style-name="gr6" draw:text-style-name="P2" draw:layer="layout" svg:width="0.158cm" svg:height="0.341cm" svg:x="5.216cm" svg:y="14.89cm" svg:viewBox="0 0 159 342" svg:d="M2 342v-258c0-23-1-49-2-78h53c1 38 2 61 2 69h1c9-29 20-49 31-59 12-11 28-16 49-16 8 0 15 1 23 3v51c-8-2-18-3-30-3-23 0-41 10-53 30s-18 49-18 86v175z">
              <text:p/>
            </draw:path>
            <draw:path draw:style-name="gr6" draw:text-style-name="P2" draw:layer="layout" svg:width="0.325cm" svg:height="0.347cm" svg:x="5.412cm" svg:y="14.89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  <text:p/>
            </draw:path>
            <draw:path draw:style-name="gr6" draw:text-style-name="P2" draw:layer="layout" svg:width="0.285cm" svg:height="0.473cm" svg:x="5.778cm" svg:y="14.89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  <text:p/>
            </draw:path>
            <draw:path draw:style-name="gr6" draw:text-style-name="P2" draw:layer="layout" svg:width="0.267cm" svg:height="0.46cm" svg:x="6.132cm" svg:y="14.772cm" svg:viewBox="0 0 268 461" svg:d="M54 182c12-21 27-38 44-48 16-10 38-15 64-15 36 0 63 9 80 27s26 48 26 91v224h-56v-213c0-24-2-41-7-53-4-11-11-20-21-25s-24-8-41-8c-27 0-48 9-63 27-16 18-24 43-24 74v198h-56v-461h56v120c0 13-1 26-1 39-1 14-1 21-2 23z">
              <text:p/>
            </draw:path>
            <draw:path draw:style-name="gr6" draw:text-style-name="P2" draw:layer="layout" svg:width="0.354cm" svg:height="0.437cm" svg:x="3.181cm" svg:y="15.506cm" svg:viewBox="0 0 355 438" svg:d="M283 438l-233-373 1 30 2 52v291h-53v-438h69l236 375c-2-40-4-70-4-88v-287h54v438z">
              <text:p/>
            </draw:path>
            <draw:path draw:style-name="gr6" draw:text-style-name="P2" draw:layer="layout" svg:width="0.297cm" svg:height="0.347cm" svg:x="3.613cm" svg:y="15.601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161cm" svg:height="0.415cm" svg:x="3.948cm" svg:y="15.532cm" svg:viewBox="0 0 162 416" svg:d="M162 409c-18 5-37 7-56 7-45 0-67-25-67-76v-224h-39v-41h41l16-75h38v75h62v41h-62v212c0 16 2 27 7 34 6 6 15 10 28 10 7 0 18-2 32-5z">
              <text:p/>
            </draw:path>
            <draw:path draw:style-name="gr6" draw:text-style-name="P2" draw:layer="layout" svg:width="0.276cm" svg:height="0.346cm" svg:x="4.133cm" svg:y="15.602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  <text:p/>
            </draw:path>
          </draw:g>
        </draw:g>
        <draw:g draw:style-name="gr1">
          <draw:frame draw:style-name="gr7" draw:text-style-name="P3" draw:layer="layout" svg:width="27.572cm" svg:height="9.725cm" svg:x="6.715cm" svg:y="18.93cm">
            <draw:image xlink:href="Pictures/10000000000022C600000910287CB270.png" xlink:type="simple" xlink:show="embed" xlink:actuate="onLoad" draw:mime-type="image/png">
              <text:p/>
            </draw:image>
          </draw:frame>
          <draw:g draw:style-name="gr3">
            <draw:path draw:style-name="gr4" draw:text-style-name="P2" draw:layer="layout" svg:width="0.358cm" svg:height="0.436cm" svg:x="8.316cm" svg:y="18.289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8.888cm" svg:y="18.414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303cm" svg:height="0.449cm" svg:x="9.432cm" svg:y="18.282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12.759cm" svg:y="18.252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13.331cm" svg:y="18.377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88cm" svg:height="0.443cm" svg:x="13.882cm" svg:y="18.245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4" draw:text-style-name="P2" draw:layer="layout" svg:width="0.303cm" svg:height="0.449cm" svg:x="14.226cm" svg:y="18.245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17.464cm" svg:y="18.213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18.036cm" svg:y="18.338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319cm" svg:height="0.437cm" svg:x="18.57cm" svg:y="18.213cm" svg:viewBox="0 0 320 438" svg:d="M259 339v99h-53v-99h-206v-44l200-295h59v294h61v45zM206 63c-1 1-3 7-9 17-5 9-9 16-12 20l-112 165-17 23-5 6h155z">
              <text:p/>
            </draw:path>
            <draw:path draw:style-name="gr4" draw:text-style-name="P2" draw:layer="layout" svg:width="0.303cm" svg:height="0.449cm" svg:x="18.931cm" svg:y="18.206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22.094cm" svg:y="18.213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22.666cm" svg:y="18.338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92cm" svg:height="0.449cm" svg:x="23.217cm" svg:y="18.206cm" svg:viewBox="0 0 293 450" svg:d="M293 301c0 46-12 82-38 109-25 27-59 40-103 40-49 0-87-18-113-55s-39-90-39-160c0-75 14-134 41-174 27-41 65-61 115-61 66 0 108 30 125 89l-53 10c-11-36-35-54-72-54-32 0-57 15-74 45-18 30-26 72-26 129 10-19 24-33 42-43 19-10 40-15 64-15 40 0 72 13 96 38 23 25 35 59 35 102zM236 303c0-31-7-56-23-73-15-17-37-26-65-26-26 0-47 8-63 23s-24 36-24 63c0 34 8 61 25 83 17 21 38 32 64 32 27 0 48-9 63-27 16-18 23-43 23-75z">
              <text:p/>
            </draw:path>
            <draw:path draw:style-name="gr4" draw:text-style-name="P2" draw:layer="layout" svg:width="0.303cm" svg:height="0.449cm" svg:x="23.561cm" svg:y="18.206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26.644cm" svg:y="18.189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27.216cm" svg:y="18.314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97cm" svg:height="0.449cm" svg:x="27.763cm" svg:y="18.182cm" svg:viewBox="0 0 298 450" svg:d="M298 322c0 40-13 72-38 94-26 23-63 34-111 34-47 0-83-11-109-33-27-22-40-54-40-94 0-29 8-53 24-72 17-20 38-32 63-36v-1c-24-5-42-18-56-36-14-19-21-41-21-66 0-33 13-60 38-81s58-31 100-31c43 0 77 10 102 30 25 21 37 48 37 83 0 25-7 47-21 65-14 19-32 31-56 35v2c28 4 49 16 65 35 15 19 23 43 23 72zM229 116c0-50-27-74-81-74-26 0-46 6-60 18-14 13-21 31-21 56s7 44 22 57c14 13 34 20 60 20s46-6 60-18c13-12 20-32 20-59zM240 317c0-27-8-48-24-61-16-14-39-21-68-21-28 0-51 7-66 22-16 15-24 35-24 61 0 60 30 90 92 90 30 0 53-7 68-22 15-14 22-37 22-69z">
              <text:p/>
            </draw:path>
            <draw:path draw:style-name="gr4" draw:text-style-name="P2" draw:layer="layout" svg:width="0.303cm" svg:height="0.449cm" svg:x="28.111cm" svg:y="18.182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31.049cm" svg:y="18.151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308cm" svg:height="0.204cm" svg:x="31.621cm" svg:y="18.276cm" svg:viewBox="0 0 309 205" svg:d="M0 46c0-15 0-31 0-46 103 0 206 0 309 0 0 15 0 31 0 46-103 0-206 0-309 0zM0 205c0-15 0-31 0-46 103 0 206 0 309 0 0 15 0 31 0 46-103 0-206 0-309 0z">
              <text:p/>
            </draw:path>
            <draw:path draw:style-name="gr4" draw:text-style-name="P2" draw:layer="layout" svg:width="0.273cm" svg:height="0.437cm" svg:x="32.188cm" svg:y="18.151cm" svg:viewBox="0 0 274 438" svg:d="M0 438c0-16 0-32 0-48 37 0 74 0 111 0 0-112 0-224 0-337-33 24-65 47-98 71 0-18 0-35 0-53 34-24 69-47 103-71 17 0 34 0 51 0 0 130 0 260 0 390 36 0 71 0 107 0 0 16 0 32 0 48-91 0-183 0-274 0z">
              <text:p/>
            </draw:path>
            <draw:path draw:style-name="gr4" draw:text-style-name="P2" draw:layer="layout" svg:width="0.303cm" svg:height="0.449cm" svg:x="32.516cm" svg:y="18.144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  <draw:path draw:style-name="gr4" draw:text-style-name="P2" draw:layer="layout" svg:width="0.303cm" svg:height="0.449cm" svg:x="32.868cm" svg:y="18.144cm" svg:viewBox="0 0 304 450" svg:d="M304 225c0 73-13 129-39 167-26 39-64 58-114 58s-88-19-113-57c-25-39-38-95-38-168 0-75 12-131 37-169 24-37 63-56 116-56 51 0 89 19 114 57 24 38 37 94 37 168zM247 225c0-63-7-109-22-137-15-29-39-43-72-43-34 0-59 14-74 42s-23 74-23 138c0 62 8 107 23 136s40 43 73 43c32 0 57-14 72-44 15-29 23-74 23-135z">
              <text:p/>
            </draw:path>
          </draw:g>
          <draw:g draw:style-name="gr3">
            <draw:path draw:style-name="gr4" draw:text-style-name="P2" draw:layer="layout" svg:width="0.358cm" svg:height="0.436cm" svg:x="3.454cm" svg:y="19.447cm" svg:viewBox="0 0 359 437" svg:d="M209 48c0 130 0 260 0 389-20 0-39 0-59 0 0-129 0-259 0-389-50 0-100 0-150 0 0-16 0-32 0-48 120 0 239 0 359 0 0 16 0 32 0 48-50 0-100 0-150 0z">
              <text:p/>
            </draw:path>
            <draw:path draw:style-name="gr4" draw:text-style-name="P2" draw:layer="layout" svg:width="0.158cm" svg:height="0.341cm" svg:x="3.846cm" svg:y="19.542cm" svg:viewBox="0 0 159 342" svg:d="M2 342v-258c0-23-1-49-2-78h53c1 38 2 61 2 69h1c9-29 20-49 31-59 12-11 28-16 49-16 8 0 15 1 23 3v51c-8-2-18-3-30-3-23 0-41 10-53 30s-18 49-18 86v175z">
              <text:p/>
            </draw:path>
            <draw:path draw:style-name="gr4" draw:text-style-name="P2" draw:layer="layout" svg:width="0.269cm" svg:height="0.341cm" svg:x="4.057cm" svg:y="19.548cm" svg:viewBox="0 0 270 342" svg:d="M56 0v213c0 22 2 39 7 51 4 13 11 21 20 27 10 5 24 8 42 8 27 0 48-9 64-28 15-18 23-44 23-76v-195h56v264c0 39 1 63 2 72h-53c0-1 0-4-1-9 0-4 0-9 0-15-1-6-1-17-1-34h-1c-13 24-28 40-45 50-17 9-38 14-63 14-36 0-63-9-80-27-17-19-26-49-26-91v-224z">
              <text:p/>
            </draw:path>
            <draw:path draw:style-name="gr4" draw:text-style-name="P2" draw:layer="layout" svg:width="0.297cm" svg:height="0.347cm" svg:x="4.394cm" svg:y="19.542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</draw:g>
          <draw:g draw:style-name="gr3">
            <draw:path draw:style-name="gr5" draw:text-style-name="P2" draw:layer="layout" svg:width="0.309cm" svg:height="0.436cm" svg:x="3.482cm" svg:y="20.717cm" svg:viewBox="0 0 310 437" svg:d="M59 48c0 55 0 109 0 163 81 0 163 0 244 0 0 16 0 33 0 49-81 0-163 0-244 0 0 59 0 118 0 177-20 0-39 0-59 0 0-146 0-291 0-437 103 0 207 0 310 0 0 16 0 32 0 48-83 0-167 0-251 0z">
              <text:p/>
            </draw:path>
            <draw:path draw:style-name="gr5" draw:text-style-name="P2" draw:layer="layout" svg:width="0.279cm" svg:height="0.437cm" svg:x="3.871cm" svg:y="20.717cm" svg:viewBox="0 0 280 438" svg:d="M0 438c0-146 0-292 0-438 20 0 39 0 59 0 0 130 0 259 0 389 74 0 147 0 221 0 0 16 0 32 0 49-93 0-187 0-280 0z">
              <text:p/>
            </draw:path>
            <draw:path draw:style-name="gr5" draw:text-style-name="P2" draw:layer="layout" svg:width="0.36cm" svg:height="0.443cm" svg:x="4.22cm" svg:y="20.717cm" svg:viewBox="0 0 361 444" svg:d="M178 444c-36-1-67-7-94-20s-47-32-62-57-22-54-22-89v-278h59v273c0 40 10 71 31 91 20 21 49 31 87 31 40 0 70-10 92-32 22-21 33-52 33-94v-269h59v273c0 35-8 66-23 91-15 26-36 46-63 59-28 14-60 20-97 21z">
              <text:p/>
            </draw:path>
            <draw:path draw:style-name="gr5" draw:text-style-name="P2" draw:layer="layout" svg:width="0.058cm" svg:height="0.437cm" svg:x="4.687cm" svg:y="20.717cm" svg:viewBox="0 0 59 438" svg:d="M0 438c0-146 0-292 0-438 20 0 39 0 59 0 0 146 0 292 0 438-20 0-39 0-59 0z">
              <text:p/>
            </draw:path>
            <draw:path draw:style-name="gr5" draw:text-style-name="P2" draw:layer="layout" svg:width="0.375cm" svg:height="0.436cm" svg:x="4.858cm" svg:y="20.717cm" svg:viewBox="0 0 376 437" svg:d="M376 214c0 45-9 85-26 119-18 34-43 59-75 77s-69 27-112 27h-163v-437h144c74 0 132 19 172 56s60 90 60 158zM317 214c0-54-15-95-45-124-30-28-73-43-129-43h-84v343h98c32 0 60-7 84-21s43-34 56-61c13-26 20-58 20-94z">
              <text:p/>
            </draw:path>
            <draw:path draw:style-name="gr5" draw:text-style-name="P2" draw:layer="layout" svg:width="0.154cm" svg:height="0.049cm" svg:x="5.291cm" svg:y="20.96cm" svg:viewBox="0 0 155 50" svg:d="M0 50c0-17 0-33 0-50 52 0 103 0 155 0 0 17 0 33 0 50-52 0-103 0-155 0z">
              <text:p/>
            </draw:path>
            <draw:path draw:style-name="gr5" draw:text-style-name="P2" draw:layer="layout" svg:width="0.432cm" svg:height="0.449cm" svg:x="3.46cm" svg:y="21.421cm" svg:viewBox="0 0 433 450" svg:d="M433 223c0 46-8 86-26 120-17 35-42 61-75 79-33 19-71 28-116 28-44 0-83-9-116-27-32-18-57-45-74-79-17-35-26-75-26-121 0-70 19-124 57-164 39-39 92-59 160-59 44 0 83 9 116 27 32 17 57 43 75 77 17 33 25 73 25 119zM373 223c0-54-14-97-41-128s-65-47-115-47-89 16-116 46c-27 31-41 74-41 129s14 98 42 131c27 32 65 48 114 48 51 0 90-16 117-47s40-75 40-132z">
              <text:p/>
            </draw:path>
            <draw:path draw:style-name="gr5" draw:text-style-name="P2" draw:layer="layout" svg:width="0.337cm" svg:height="0.437cm" svg:x="3.977cm" svg:y="21.428cm" svg:viewBox="0 0 338 438" svg:d="M338 132c0 41-14 74-41 98-26 25-63 37-109 37h-129v171h-59v-438h184c49 0 87 11 114 34s40 56 40 98zM278 132c0-56-33-85-101-85h-118v173h120c66 0 99-29 99-88z">
              <text:p/>
            </draw:path>
            <draw:path draw:style-name="gr5" draw:text-style-name="P2" draw:layer="layout" svg:width="0.358cm" svg:height="0.436cm" svg:x="4.363cm" svg:y="21.428cm" svg:viewBox="0 0 359 437" svg:d="M209 48c0 130 0 260 0 389-20 0-39 0-59 0 0-129 0-259 0-389-50 0-100 0-150 0 0-16 0-32 0-48 120 0 239 0 359 0 0 16 0 32 0 48-50 0-100 0-150 0z">
              <text:p/>
            </draw:path>
            <draw:path draw:style-name="gr5" draw:text-style-name="P2" draw:layer="layout" svg:width="0.273cm" svg:height="0.437cm" svg:x="4.786cm" svg:y="21.428cm" svg:viewBox="0 0 274 438" svg:d="M0 438c0-16 0-32 0-48 37 0 74 0 111 0 0-112 0-224 0-337-33 24-65 47-98 71 0-18 0-35 0-53 34-24 69-47 103-71 17 0 34 0 51 0 0 130 0 260 0 390 36 0 71 0 107 0 0 16 0 32 0 48-91 0-183 0-274 0z">
              <text:p/>
            </draw:path>
            <draw:path draw:style-name="gr5" draw:text-style-name="P2" draw:layer="layout" svg:width="0.288cm" svg:height="0.443cm" svg:x="5.121cm" svg:y="21.421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5" draw:text-style-name="P2" draw:layer="layout" svg:width="0.3cm" svg:height="0.442cm" svg:x="5.466cm" svg:y="21.428cm" svg:viewBox="0 0 301 443" svg:d="M301 295c0 46-14 82-41 109-27 26-65 39-114 39-41 0-74-8-99-26s-40-44-47-77l56-7c12 43 43 65 91 65 30 0 54-9 71-27s25-43 25-75c0-27-8-50-25-66-18-17-41-26-69-26-16 0-30 2-43 7s-26 13-39 24h-54l14-235h249v47h-198l-8 139c24-18 54-28 90-28 43 0 77 13 103 38 25 26 38 58 38 99z">
              <text:p/>
            </draw:path>
            <draw:path draw:style-name="gr5" draw:text-style-name="P2" draw:layer="layout" svg:width="0.444cm" svg:height="0.341cm" svg:x="5.834cm" svg:y="21.523cm" svg:viewBox="0 0 445 342" svg:d="M196 342v-213c0-32-4-55-13-67-9-13-25-19-48-19-24 0-43 9-57 27-14 19-21 44-21 77v195h-55v-264c0-39-1-63-2-72h53c0 1 0 4 0 9 1 4 1 9 1 15s1 17 1 34h1c12-24 26-41 41-50 16-9 35-14 57-14 26 0 46 5 60 15 15 10 25 26 31 49h1c12-23 26-39 42-49 17-10 37-15 60-15 34 0 58 9 74 28 15 18 23 48 23 90v224h-55v-213c0-32-5-55-14-67-8-13-24-19-48-19s-43 9-57 27c-13 18-20 44-20 77v195z">
              <text:p/>
            </draw:path>
          </draw:g>
          <draw:g draw:style-name="gr3">
            <draw:path draw:style-name="gr6" draw:text-style-name="P2" draw:layer="layout" svg:width="0.309cm" svg:height="0.436cm" svg:x="3.444cm" svg:y="22.419cm" svg:viewBox="0 0 310 437" svg:d="M59 48c0 55 0 109 0 163 81 0 163 0 244 0 0 16 0 33 0 49-81 0-163 0-244 0 0 59 0 118 0 177-20 0-39 0-59 0 0-146 0-291 0-437 103 0 207 0 310 0 0 16 0 32 0 48-83 0-167 0-251 0z">
              <text:p/>
            </draw:path>
            <draw:path draw:style-name="gr6" draw:text-style-name="P2" draw:layer="layout" svg:width="0.279cm" svg:height="0.437cm" svg:x="3.833cm" svg:y="22.419cm" svg:viewBox="0 0 280 438" svg:d="M0 438c0-146 0-292 0-438 20 0 39 0 59 0 0 130 0 259 0 389 74 0 147 0 221 0 0 16 0 32 0 49-93 0-187 0-280 0z">
              <text:p/>
            </draw:path>
            <draw:path draw:style-name="gr6" draw:text-style-name="P2" draw:layer="layout" svg:width="0.36cm" svg:height="0.443cm" svg:x="4.182cm" svg:y="22.419cm" svg:viewBox="0 0 361 444" svg:d="M178 444c-36-1-67-7-94-20s-47-32-62-57-22-54-22-89v-278h59v273c0 40 10 71 31 91 20 21 49 31 87 31 40 0 70-10 92-32 22-21 33-52 33-94v-269h59v273c0 35-8 66-23 91-15 26-36 46-63 59-28 14-60 20-97 21z">
              <text:p/>
            </draw:path>
            <draw:path draw:style-name="gr6" draw:text-style-name="P2" draw:layer="layout" svg:width="0.058cm" svg:height="0.437cm" svg:x="4.649cm" svg:y="22.419cm" svg:viewBox="0 0 59 438" svg:d="M0 438c0-146 0-292 0-438 20 0 39 0 59 0 0 146 0 292 0 438-20 0-39 0-59 0z">
              <text:p/>
            </draw:path>
            <draw:path draw:style-name="gr6" draw:text-style-name="P2" draw:layer="layout" svg:width="0.375cm" svg:height="0.436cm" svg:x="4.82cm" svg:y="22.419cm" svg:viewBox="0 0 376 437" svg:d="M376 214c0 45-9 85-26 119-18 34-43 59-75 77s-69 27-112 27h-163v-437h144c74 0 132 19 172 56s60 90 60 158zM317 214c0-54-15-95-45-124-30-28-73-43-129-43h-84v343h98c32 0 60-7 84-21s43-34 56-61c13-26 20-58 20-94z">
              <text:p/>
            </draw:path>
            <draw:path draw:style-name="gr6" draw:text-style-name="P2" draw:layer="layout" svg:width="0.154cm" svg:height="0.049cm" svg:x="5.253cm" svg:y="22.662cm" svg:viewBox="0 0 155 50" svg:d="M0 50c0-17 0-33 0-50 52 0 103 0 155 0 0 17 0 33 0 50-52 0-103 0-155 0z">
              <text:p/>
            </draw:path>
            <draw:path draw:style-name="gr6" draw:text-style-name="P2" draw:layer="layout" svg:width="0.432cm" svg:height="0.449cm" svg:x="3.422cm" svg:y="23.123cm" svg:viewBox="0 0 433 450" svg:d="M433 223c0 46-8 86-26 120-17 35-42 61-75 79-33 19-71 28-116 28-44 0-83-9-116-27-32-18-57-45-74-79-17-35-26-75-26-121 0-70 19-124 57-164 39-39 92-59 160-59 44 0 83 9 116 27 32 17 57 43 75 77 17 33 25 73 25 119zM373 223c0-54-14-97-41-128s-65-47-115-47-89 16-116 46c-27 31-41 74-41 129s14 98 42 131c27 32 65 48 114 48 51 0 90-16 117-47s40-75 40-132z">
              <text:p/>
            </draw:path>
            <draw:path draw:style-name="gr6" draw:text-style-name="P2" draw:layer="layout" svg:width="0.337cm" svg:height="0.437cm" svg:x="3.939cm" svg:y="23.13cm" svg:viewBox="0 0 338 438" svg:d="M338 132c0 41-14 74-41 98-26 25-63 37-109 37h-129v171h-59v-438h184c49 0 87 11 114 34s40 56 40 98zM278 132c0-56-33-85-101-85h-118v173h120c66 0 99-29 99-88z">
              <text:p/>
            </draw:path>
            <draw:path draw:style-name="gr6" draw:text-style-name="P2" draw:layer="layout" svg:width="0.358cm" svg:height="0.436cm" svg:x="4.325cm" svg:y="23.13cm" svg:viewBox="0 0 359 437" svg:d="M209 48c0 130 0 260 0 389-20 0-39 0-59 0 0-129 0-259 0-389-50 0-100 0-150 0 0-16 0-32 0-48 120 0 239 0 359 0 0 16 0 32 0 48-50 0-100 0-150 0z">
              <text:p/>
            </draw:path>
            <draw:path draw:style-name="gr6" draw:text-style-name="P2" draw:layer="layout" svg:width="0.288cm" svg:height="0.443cm" svg:x="4.732cm" svg:y="23.123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6" draw:text-style-name="P2" draw:layer="layout" svg:width="0.059cm" svg:height="0.067cm" svg:x="5.109cm" svg:y="23.499cm" svg:viewBox="0 0 60 68" svg:d="M0 68c0-23 0-45 0-68 20 0 40 0 60 0 0 23 0 45 0 68-20 0-40 0-60 0z">
              <text:p/>
            </draw:path>
            <draw:path draw:style-name="gr6" draw:text-style-name="P2" draw:layer="layout" svg:width="0.288cm" svg:height="0.436cm" svg:x="5.262cm" svg:y="23.13cm" svg:viewBox="0 0 289 437" svg:d="M289 45c-45 69-77 122-95 161s-32 77-41 114c-9 38-14 77-14 117h-58c0-55 11-114 35-176s63-133 119-214h-235v-47h289z">
              <text:p/>
            </draw:path>
            <draw:path draw:style-name="gr6" draw:text-style-name="P2" draw:layer="layout" svg:width="0.285cm" svg:height="0.466cm" svg:x="5.622cm" svg:y="23.107cm" svg:viewBox="0 0 286 467" svg:d="M286 291c0 117-42 176-124 176-25 0-46-5-63-14s-31-24-41-44h-1c0 6 0 16-1 29s-2 21-2 23h-54c1-11 2-34 2-69v-392h56v132c0 13-1 29-2 47h2c10-21 24-37 41-46s38-14 63-14c43 0 74 14 94 43 20 28 30 71 30 129zM227 293c0-47-6-80-19-101-12-20-32-30-60-30-32 0-54 11-69 32-14 22-21 56-21 103 0 44 7 76 21 97s37 32 68 32c28 0 49-11 61-31 13-21 19-55 19-102z">
              <text:p/>
            </draw:path>
          </draw:g>
          <draw:g draw:style-name="gr3">
            <draw:path draw:style-name="gr6" draw:text-style-name="P2" draw:layer="layout" svg:width="0.375cm" svg:height="0.436cm" svg:x="3.422cm" svg:y="24.401cm" svg:viewBox="0 0 376 437" svg:d="M376 214c0 45-9 85-26 119-18 34-43 59-75 77s-69 27-112 27h-163v-437h144c74 0 132 19 172 56s60 90 60 158zM317 214c0-54-15-95-45-124-30-28-73-43-129-43h-84v343h98c32 0 60-7 84-21s43-34 56-61c13-26 20-58 20-94z">
              <text:p/>
            </draw:path>
            <draw:path draw:style-name="gr6" draw:text-style-name="P2" draw:layer="layout" svg:width="0.055cm" svg:height="0.46cm" svg:x="3.869cm" svg:y="24.378cm" svg:viewBox="0 0 56 461" svg:d="M0 53c0-17 0-35 0-53 19 0 37 0 56 0 0 18 0 36 0 53-19 0-37 0-56 0zM0 461c0-112 0-224 0-336 19 0 37 0 56 0 0 112 0 224 0 336-19 0-37 0-56 0z">
              <text:p/>
            </draw:path>
            <draw:path draw:style-name="gr6" draw:text-style-name="P2" draw:layer="layout" svg:width="0.055cm" svg:height="0.46cm" svg:x="4.01cm" svg:y="24.378cm" svg:viewBox="0 0 56 461" svg:d="M0 461c0-154 0-307 0-461 19 0 37 0 56 0 0 154 0 307 0 461-19 0-37 0-56 0z">
              <text:p/>
            </draw:path>
            <draw:path draw:style-name="gr6" draw:text-style-name="P2" draw:layer="layout" svg:width="0.376cm" svg:height="0.436cm" svg:x="4.159cm" svg:y="24.401cm" svg:viewBox="0 0 377 437" svg:d="M309 437l-114-182h-136v182h-59v-437h206c49 0 87 11 114 33 26 22 40 53 40 92 0 32-10 60-29 82s-45 36-78 42l124 188zM300 126c0-26-8-45-26-59-17-13-42-20-74-20h-141v162h143c31 0 56-8 73-22 17-15 25-35 25-61z">
              <text:p/>
            </draw:path>
            <draw:path draw:style-name="gr6" draw:text-style-name="P2" draw:layer="layout" svg:width="0.297cm" svg:height="0.347cm" svg:x="4.591cm" svg:y="24.496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276cm" svg:height="0.346cm" svg:x="4.933cm" svg:y="24.497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  <text:p/>
            </draw:path>
            <draw:path draw:style-name="gr6" draw:text-style-name="P2" draw:layer="layout" svg:width="0.354cm" svg:height="0.437cm" svg:x="5.285cm" svg:y="24.401cm" svg:viewBox="0 0 355 438" svg:d="M283 438l-233-373 1 30 2 52v291h-53v-438h69l236 375c-2-40-4-70-4-88v-287h54v438z">
              <text:p/>
            </draw:path>
            <draw:path draw:style-name="gr6" draw:text-style-name="P2" draw:layer="layout" svg:width="0.297cm" svg:height="0.347cm" svg:x="5.717cm" svg:y="24.496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161cm" svg:height="0.415cm" svg:x="6.051cm" svg:y="24.427cm" svg:viewBox="0 0 162 416" svg:d="M162 409c-18 5-37 7-56 7-45 0-67-25-67-76v-224h-39v-41h41l16-75h38v75h62v41h-62v212c0 16 2 27 7 34 6 6 15 10 28 10 7 0 18-2 32-5z">
              <text:p/>
            </draw:path>
          </draw:g>
          <draw:g draw:style-name="gr3">
            <draw:path draw:style-name="gr6" draw:text-style-name="P2" draw:layer="layout" svg:width="0.414cm" svg:height="0.449cm" svg:x="3.422cm" svg:y="25.982cm" svg:viewBox="0 0 415 450" svg:d="M0 223c0-71 19-126 57-165s92-58 160-58c49 0 88 8 118 25 30 16 54 42 70 78l-56 17c-13-25-30-43-52-54-22-12-49-18-81-18-51 0-89 16-116 46-27 31-40 74-40 129s14 99 43 131c28 32 67 48 117 48 29 0 55-4 80-13s45-21 60-36v-78h-131v-50h186v151c-24 23-52 42-86 55-33 13-70 19-109 19-46 0-85-9-118-27s-58-45-76-79c-17-34-26-75-26-121z">
              <text:p/>
            </draw:path>
            <draw:path draw:style-name="gr6" draw:text-style-name="P2" draw:layer="layout" svg:width="0.42cm" svg:height="0.437cm" svg:x="3.886cm" svg:y="25.989cm" svg:viewBox="0 0 421 438" svg:d="M361 438l-50-128h-199l-51 128h-61l178-438h68l175 438zM211 45l-3 8c-5 18-12 40-23 67l-55 143h163l-56-144c-6-14-12-30-17-48z">
              <text:p/>
            </draw:path>
            <draw:path draw:style-name="gr6" draw:text-style-name="P2" draw:layer="layout" svg:width="0.358cm" svg:height="0.436cm" svg:x="4.276cm" svg:y="25.989cm" svg:viewBox="0 0 359 437" svg:d="M209 48c0 130 0 260 0 389-20 0-39 0-59 0 0-129 0-259 0-389-50 0-100 0-150 0 0-16 0-32 0-48 120 0 239 0 359 0 0 16 0 32 0 48-50 0-100 0-150 0z">
              <text:p/>
            </draw:path>
            <draw:path draw:style-name="gr6" draw:text-style-name="P2" draw:layer="layout" svg:width="0.288cm" svg:height="0.443cm" svg:x="4.684cm" svg:y="25.982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  <text:p/>
            </draw:path>
            <draw:path draw:style-name="gr6" draw:text-style-name="P2" draw:layer="layout" svg:width="0.401cm" svg:height="0.449cm" svg:x="5.035cm" svg:y="25.982cm" svg:viewBox="0 0 402 450" svg:d="M213 48c-48 0-86 16-113 47-26 31-40 74-40 128s14 97 42 129c28 33 66 49 114 49 61 0 107-30 138-91l48 25c-18 37-43 66-76 86-32 19-70 29-113 29-44 0-82-9-114-27-32-19-57-45-74-79s-25-74-25-121c0-70 19-124 56-164 38-39 90-59 157-59 46 0 85 9 116 27 31 19 54 46 69 81l-56 19c-10-26-26-45-49-58-22-14-49-21-80-21z">
              <text:p/>
            </draw:path>
            <draw:path draw:style-name="gr6" draw:text-style-name="P2" draw:layer="layout" svg:width="0.299cm" svg:height="0.347cm" svg:x="5.487cm" svg:y="26.084cm" svg:viewBox="0 0 300 348" svg:d="M300 174c0 59-13 102-39 131s-63 43-112 43-86-15-111-45c-25-29-38-73-38-129 0-116 50-174 150-174 52 0 89 14 114 42 24 29 36 72 36 132zM241 174c0-47-7-80-20-101-14-21-37-32-70-32-32 0-56 11-71 32-14 22-21 55-21 101 0 44 7 77 21 100 15 22 37 33 68 33 33 0 57-11 72-32 14-22 21-55 21-101z">
              <text:p/>
            </draw:path>
            <draw:path draw:style-name="gr6" draw:text-style-name="P2" draw:layer="layout" svg:width="0.269cm" svg:height="0.341cm" svg:x="5.853cm" svg:y="26.084cm" svg:viewBox="0 0 270 342" svg:d="M214 342v-213c0-22-3-39-7-51-4-13-11-21-21-27-9-5-23-8-42-8-26 0-48 9-63 28-16 18-23 44-23 76v195h-56v-264c0-39-1-63-2-72h53c0 1 0 4 0 9 1 4 1 9 1 15s1 17 1 34h1c13-24 28-40 45-50 16-9 37-14 62-14 37 0 64 9 81 27 17 19 26 49 26 91v224z">
              <text:p/>
            </draw:path>
            <draw:path draw:style-name="gr6" draw:text-style-name="P2" draw:layer="layout" svg:width="0.312cm" svg:height="0.335cm" svg:x="6.165cm" svg:y="26.09cm" svg:viewBox="0 0 313 336" svg:d="M188 336h-66l-122-336h60l73 219c3 8 10 32 22 73l11-36 12-37 76-219h59z">
              <text:p/>
            </draw:path>
          </draw:g>
          <draw:g draw:style-name="gr3">
            <draw:path draw:style-name="gr6" draw:text-style-name="P2" draw:layer="layout" svg:width="0.424cm" svg:height="0.437cm" svg:x="3.222cm" svg:y="27.407cm" svg:viewBox="0 0 425 438" svg:d="M371 438v-292c0-33 1-64 3-94-10 38-19 67-27 87l-113 299h-41l-115-299-17-52-10-35v35l2 59v292h-53v-438h78l116 303c4 13 8 26 12 40s6 24 8 30c1-8 5-21 10-38s9-27 11-32l114-303h76v438z">
              <text:p/>
            </draw:path>
            <draw:path draw:style-name="gr6" draw:text-style-name="P2" draw:layer="layout" svg:width="0.297cm" svg:height="0.347cm" svg:x="3.726cm" svg:y="27.502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276cm" svg:height="0.346cm" svg:x="4.069cm" svg:y="27.503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  <text:p/>
            </draw:path>
            <draw:path draw:style-name="gr6" draw:text-style-name="P2" draw:layer="layout" svg:width="0.267cm" svg:height="0.46cm" svg:x="4.412cm" svg:y="27.384cm" svg:viewBox="0 0 268 461" svg:d="M54 182c12-21 27-38 44-48 16-10 38-15 64-15 36 0 63 9 80 27s26 48 26 91v224h-56v-213c0-24-2-41-7-53-4-11-11-20-21-25s-24-8-41-8c-27 0-48 9-63 27-16 18-24 43-24 74v198h-56v-461h56v120c0 13-1 26-1 39-1 14-1 21-2 23z">
              <text:p/>
            </draw:path>
            <draw:path draw:style-name="gr6" draw:text-style-name="P2" draw:layer="layout" svg:width="0.414cm" svg:height="0.449cm" svg:x="4.751cm" svg:y="27.4cm" svg:viewBox="0 0 415 450" svg:d="M0 223c0-71 19-126 57-165s92-58 160-58c49 0 88 8 118 25 30 16 54 42 70 78l-56 17c-13-25-30-43-52-54-22-12-49-18-81-18-51 0-89 16-116 46-27 31-40 74-40 129s14 99 43 131c28 32 67 48 117 48 29 0 55-4 80-13s45-21 60-36v-78h-131v-50h186v151c-24 23-52 42-86 55-33 13-70 19-109 19-46 0-85-9-118-27s-58-45-76-79c-17-34-26-75-26-121z">
              <text:p/>
            </draw:path>
            <draw:path draw:style-name="gr6" draw:text-style-name="P2" draw:layer="layout" svg:width="0.158cm" svg:height="0.341cm" svg:x="5.257cm" svg:y="27.502cm" svg:viewBox="0 0 159 342" svg:d="M2 342v-258c0-23-1-49-2-78h53c1 38 2 61 2 69h1c9-29 20-49 31-59 12-11 28-16 49-16 8 0 15 1 23 3v51c-8-2-18-3-30-3-23 0-41 10-53 30s-18 49-18 86v175z">
              <text:p/>
            </draw:path>
            <draw:path draw:style-name="gr6" draw:text-style-name="P2" draw:layer="layout" svg:width="0.325cm" svg:height="0.347cm" svg:x="5.453cm" svg:y="27.502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  <text:p/>
            </draw:path>
            <draw:path draw:style-name="gr6" draw:text-style-name="P2" draw:layer="layout" svg:width="0.285cm" svg:height="0.473cm" svg:x="5.819cm" svg:y="27.502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  <text:p/>
            </draw:path>
            <draw:path draw:style-name="gr6" draw:text-style-name="P2" draw:layer="layout" svg:width="0.267cm" svg:height="0.46cm" svg:x="6.173cm" svg:y="27.384cm" svg:viewBox="0 0 268 461" svg:d="M54 182c12-21 27-38 44-48 16-10 38-15 64-15 36 0 63 9 80 27s26 48 26 91v224h-56v-213c0-24-2-41-7-53-4-11-11-20-21-25s-24-8-41-8c-27 0-48 9-63 27-16 18-24 43-24 74v198h-56v-461h56v120c0 13-1 26-1 39-1 14-1 21-2 23z">
              <text:p/>
            </draw:path>
            <draw:path draw:style-name="gr6" draw:text-style-name="P2" draw:layer="layout" svg:width="0.354cm" svg:height="0.437cm" svg:x="3.222cm" svg:y="28.118cm" svg:viewBox="0 0 355 438" svg:d="M283 438l-233-373 1 30 2 52v291h-53v-438h69l236 375c-2-40-4-70-4-88v-287h54v438z">
              <text:p/>
            </draw:path>
            <draw:path draw:style-name="gr6" draw:text-style-name="P2" draw:layer="layout" svg:width="0.297cm" svg:height="0.347cm" svg:x="3.654cm" svg:y="28.213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  <text:p/>
            </draw:path>
            <draw:path draw:style-name="gr6" draw:text-style-name="P2" draw:layer="layout" svg:width="0.161cm" svg:height="0.415cm" svg:x="3.989cm" svg:y="28.144cm" svg:viewBox="0 0 162 416" svg:d="M162 409c-18 5-37 7-56 7-45 0-67-25-67-76v-224h-39v-41h41l16-75h38v75h62v41h-62v212c0 16 2 27 7 34 6 6 15 10 28 10 7 0 18-2 32-5z">
              <text:p/>
            </draw:path>
            <draw:path draw:style-name="gr6" draw:text-style-name="P2" draw:layer="layout" svg:width="0.276cm" svg:height="0.346cm" svg:x="4.174cm" svg:y="28.214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1D8C00001018C5D4DDD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9:24:03.739848965</meta:creation-date>
    <meta:print-date>2024-06-03T19:34:30.525117337</meta:print-date>
    <meta:printed-by>PDF files</meta:printed-by>
    <dc:date>2024-06-03T19:39:59.401835306</dc:date>
    <meta:editing-duration>PT1M54S</meta:editing-duration>
    <meta:editing-cycles>2</meta:editing-cycles>
    <meta:generator>LibreOffice/7.6.7.2$Linux_X86_64 LibreOffice_project/60$Build-2</meta:generator>
    <meta:document-statistic meta:object-count="196"/>
  </office:meta>
</office:document-meta>
</file>